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16258773792743877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92663632839143425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8863688036104636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23173152334532360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08056907757790677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59272434713762038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2228798885376765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9929688756660745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55870" text:continue-list="list62228798885376765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3529537871565691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5866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6049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3653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4563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5328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85773729940817026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95785205210122038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53097263592157299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41698"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585779881912334251"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12857103948986797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564360617884381600" text:style-name="L15">
        <text:list-item>
          <text:list>
            <text:list-header>
              <text:p text:style-name="P183">1.5 miles averaging about 9:40/mile and rest 1 min</text:p>
            </text:list-header>
          </text:list>
        </text:list-item>
      </text:list>
      <text:p text:style-name="P24">1 mile in 8:26 and rest 2 min</text:p>
      <text:list xml:id="list686671493938866281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33158456241921274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38211"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11844921561692226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1670606069211700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37966455729270328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63099" text:continue-list="list5616706060692117003" text:style-name="L19">
        <text:list-item>
          <text:list>
            <text:list-header>
              <text:p text:style-name="P187">(Pace*HR)=1240</text:p>
            </text:list-header>
          </text:list>
        </text:list-item>
      </text:list>
      <text:list xml:id="list34335304" text:continue-list="list5118449215616922269" text:style-name="L18">
        <text:list-item>
          <text:list>
            <text:list-header>
              <text:p text:style-name="P186">2 miles at 10:46/mile Ave HR= 121 bpm and rest a few minutes</text:p>
            </text:list-header>
          </text:list>
        </text:list-item>
      </text:list>
      <text:list xml:id="list34352053" text:continue-list="list3436309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6172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08606933254440637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98750741581997777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176701464640344327"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64029744382434304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7730928638079694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26322487770868515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5993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3463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9194057039673178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74757961981248336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57809057471767906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8140374058888052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8085399937022994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257047760957188115" text:style-name="L32">
        <text:list-item>
          <text:list>
            <text:list-header>
              <text:p text:style-name="P197">0.25 miles in 2:54</text:p>
              <text:p text:style-name="P197">1 mile in 9:21 going faster as I ran and ending at around 8:30 pace</text:p>
            </text:list-header>
          </text:list>
        </text:list-item>
      </text:list>
      <text:list xml:id="list183362510787441064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18729115114066087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0441768570481225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601310416038511102"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64449935481950832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23980407516304671"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8T14:07:11.10</dc:date>
    <dc:creator>James Lombardi</dc:creator>
    <meta:editing-duration>P28DT12H50M29S</meta:editing-duration>
    <meta:editing-cycles>2098</meta:editing-cycles>
    <meta:generator>OpenOffice/4.1.2$Win32 OpenOffice.org_project/412m3$Build-9782</meta:generator>
    <meta:document-statistic meta:table-count="0" meta:image-count="9" meta:object-count="0" meta:page-count="207" meta:paragraph-count="6043" meta:word-count="65408" meta:character-count="335137"/>
  </office:meta>
</office:document-meta>
</file>